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uch .gitignore<text:tab/><text:tab/><text:tab/>creates gitignore file</text:p>
      <text:p text:style-name="Standard">open .gitignore<text:tab/><text:tab/><text:tab/>opens gitignore file</text:p>
      <text:p text:style-name="Standard"/>
      <text:p text:style-name="Standard">INSERT:</text:p>
      <text:p text:style-name="Standard"/>
      <text:p text:style-name="Standard">keys.js</text:p>
      <text:p text:style-name="Standard">node_modules</text:p>
      <text:p text:style-name="Standard">.DS_Store</text:p>
      <text:p text:style-name="Standard"/>
      <text:p text:style-name="Standard">And anything else you want to hide from github. <text:s/>Make sure to do this before making your first push.</text:p>
      <text:p text:style-name="Standard"/>
      <text:p text:style-name="Standard">Note that we can view the gitignore file in the root folder by entering:</text:p>
      <text:p text:style-name="Standard"/>
      <text:p text:style-name="Standard"><text:tab/>ls -al</text:p>
      <text:p text:style-name="Standard"/>
      <text:p text:style-name="Standard">in the term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n Camacho</meta:initial-creator>
    <meta:creation-date>2017-03-23T00:34:00</meta:creation-date>
    <dc:date>2017-07-19T14:42:37</dc:date>
    <dc:creator>Adan Camacho</dc:creator>
    <meta:editing-duration>PT11M15S</meta:editing-duration>
    <meta:editing-cycles>5</meta:editing-cycles>
    <meta:generator>OpenOffice/4.1.2$Unix OpenOffice.org_project/412m3$Build-9782</meta:generator>
    <meta:document-statistic meta:table-count="0" meta:image-count="0" meta:object-count="0" meta:page-count="1" meta:paragraph-count="10" meta:word-count="52" meta:character-count="308"/>
  </office:meta>
</office:document-meta>
</file>